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.5pt" officeooo:rsid="00079966" officeooo:paragraph-rsid="0006dd7a" style:font-size-asian="10.5pt" style:font-size-complex="10.5pt"/>
    </style:style>
    <style:style style:name="T1" style:family="text">
      <style:text-properties officeooo:rsid="000a411e"/>
    </style:style>
    <style:style style:name="T2" style:family="text">
      <style:text-properties officeooo:rsid="000996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or como fuego </text:p>
      <text:p text:style-name="P1">Hillsong</text:p>
      <text:p text:style-name="P1"/>
      <text:p text:style-name="P1">Intro:</text:p>
      <text:p text:style-name="P1">.D-<text:span text:style-name="T1">B</text:span>m-A-<text:span text:style-name="T2">G-D</text:span></text:p>
      <text:p text:style-name="P1"/>
      <text:p text:style-name="P1">. <text:s text:c="9"/>D</text:p>
      <text:p text:style-name="P1"><text:s/>Anhelo un toque de Tu amor</text:p>
      <text:p text:style-name="P1">. <text:s text:c="20"/>Bm</text:p>
      <text:p text:style-name="P1"><text:s/>Sólo un destello de Tu gloria en mí Señor</text:p>
      <text:p text:style-name="P1">. <text:s text:c="19"/>A</text:p>
      <text:p text:style-name="P1"><text:s/>En un momento todo puedes transformar</text:p>
      <text:p text:style-name="P1">. <text:s text:c="4"/>G <text:s text:c="13"/>D</text:p>
      <text:p text:style-name="P1"><text:s/>Mi vida has cambiado Dios</text:p>
      <text:p text:style-name="P1"/>
      <text:p text:style-name="P1">. <text:s text:c="9"/>D</text:p>
      <text:p text:style-name="P1"><text:s/>Y no alcanzo a comprender</text:p>
      <text:p text:style-name="P1">. <text:s text:c="21"/>Bm</text:p>
      <text:p text:style-name="P1"><text:s/>Tu amor sostiene por coMpleto hoy mi ser</text:p>
      <text:p text:style-name="P1">. <text:s text:c="19"/>A</text:p>
      <text:p text:style-name="P1"><text:s/>Tu gracia y sangre que mi vida transformó</text:p>
      <text:p text:style-name="P1">. <text:s text:c="4"/>G <text:s text:c="11"/>D</text:p>
      <text:p text:style-name="P1"><text:s/>Borraste mi pasado Dios</text:p>
      <text:p text:style-name="P1"/>
      <text:p text:style-name="P1"/>
      <text:p text:style-name="P1"><text:s/>Coro:</text:p>
      <text:p text:style-name="P1">. <text:s text:c="14"/>Bm <text:s text:c="8"/>G <text:s text:c="12"/>D <text:s text:c="3"/>A</text:p>
      <text:p text:style-name="P1"><text:s/>Tu amor es como fuego, que arde en mi interior</text:p>
      <text:p text:style-name="P1">. <text:s text:c="8"/>Bm <text:s text:c="6"/>G <text:s text:c="8"/>D</text:p>
      <text:p text:style-name="P1"><text:s/>Mi único anhelo, rendirte adoración</text:p>
      <text:p text:style-name="P1">. <text:s text:c="6"/>A <text:s text:c="7"/>D</text:p>
      <text:p text:style-name="P1"><text:s/>Con Tu fuego lléname</text:p>
      <text:p text:style-name="P1"/>
      <text:p text:style-name="P1">. <text:s text:c="9"/>D</text:p>
      <text:p text:style-name="P1"><text:s/>Que Tu amor me atraiga</text:p>
      <text:p text:style-name="P1">. <text:s text:c="9"/>A</text:p>
      <text:p text:style-name="P1"><text:s/>Al lugar donde Tú estás</text:p>
      <text:p text:style-name="P1">.Bm <text:s text:c="7"/>G <text:s text:c="7"/>D</text:p>
      <text:p text:style-name="P1"><text:s/>Quiero más de Ti Señor</text:p>
      <text:p text:style-name="P1"/>
      <text:p text:style-name="P1"><text:s/>(Add to second coro)</text:p>
      <text:p text:style-name="P1">. <text:s text:c="9"/>D</text:p>
      <text:p text:style-name="P1"><text:s/>En la cruz hoy me rindo</text:p>
      <text:p text:style-name="P1">. <text:s text:c="9"/>A</text:p>
      <text:p text:style-name="P1"><text:s/>Seguiré Tu llamado Dios</text:p>
      <text:p text:style-name="P1">.B <text:s text:c="8"/>G <text:s text:c="7"/>D</text:p>
      <text:p text:style-name="P1"><text:s/>Cristo pertenezco a Ti</text:p>
      <text:p text:style-name="P1"/>
      <text:p text:style-name="P1"><text:s/>Verso II:</text:p>
      <text:p text:style-name="P1">. <text:s text:c="8"/>D</text:p>
      <text:p text:style-name="P1"><text:s/>Me rindo ante Ti Jesús</text:p>
      <text:p text:style-name="P1">. <text:s text:c="25"/>Bm</text:p>
      <text:p text:style-name="P1"><text:s/>Me entrego humilde ante el mensaje de la cruz</text:p>
      <text:p text:style-name="P1">. <text:s text:c="16"/>A</text:p>
      <text:p text:style-name="P1"><text:s/>Y me abandono en Tu presencia y amor</text:p>
      <text:p text:style-name="P1">. <text:s text:c="3"/>G <text:s text:c="11"/>D</text:p>
      <text:p text:style-name="P1"><text:s/>Jamás seré igual oh Dios (repite el coro)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shington Delgado</meta:initial-creator>
    <meta:creation-date>2015-05-30T17:07:17.086958577</meta:creation-date>
    <dc:date>2015-05-30T17:07:50.140394867</dc:date>
    <dc:creator>Washington Delgado</dc:creator>
    <meta:editing-duration>PT33S</meta:editing-duration>
    <meta:editing-cycles>1</meta:editing-cycles>
    <meta:document-statistic meta:table-count="0" meta:image-count="0" meta:object-count="0" meta:page-count="1" meta:paragraph-count="50" meta:word-count="195" meta:character-count="1160" meta:non-whitespace-character-count="659"/>
    <meta:generator>LibreOffice/4.4.2.2$Linux_x86 LibreOffice_project/40m0$Build-2</meta:generator>
  </office:meta>
</office:document-meta>
</file>